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draw:fill-color="#2200aa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6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7" style:family="graphic" style:parent-style-name="standard">
      <style:graphic-properties svg:stroke-width="0.1cm" draw:fill-color="#000000"/>
    </style:style>
    <style:style style:name="gr8" style:family="graphic" style:parent-style-name="standard">
      <style:graphic-properties svg:stroke-width="0.1cm" draw:fill-color="#332f2f"/>
    </style:style>
    <style:style style:name="gr9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10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2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8cm" svg:height="2cm" svg:x="0cm" svg:y="0cm">
            <text:p/>
          </draw:rect>
          <draw:rect draw:style-name="gr2" draw:layer="layout" svg:width="0.8cm" svg:height="0.133cm" svg:x="0.8cm" svg:y="0.133cm">
            <text:p/>
          </draw:rect>
          <draw:rect draw:style-name="gr3" draw:layer="layout" svg:width="2.133cm" svg:height="0.1cm" svg:x="0.8cm" svg:y="0.4cm">
            <text:p/>
          </draw:rect>
          <draw:rect draw:style-name="gr4" draw:layer="layout" svg:width="0.267cm" svg:height="0.133cm" svg:x="1.867cm" svg:y="0.133cm">
            <text:p/>
          </draw:rect>
          <draw:circle draw:style-name="gr5" draw:layer="layout" svg:width="0.04cm" svg:height="0.04cm" svg:x="2.513cm" svg:y="0.18cm">
            <text:p/>
          </draw:circle>
          <draw:circle draw:style-name="gr6" draw:layer="layout" svg:width="0.04cm" svg:height="0.04cm" svg:x="2.647cm" svg:y="0.18cm">
            <text:p/>
          </draw:circle>
          <draw:rect draw:style-name="gr7" draw:layer="layout" svg:width="1.6cm" svg:height="0.4cm" svg:x="6cm" svg:y="0.533cm">
            <text:p/>
          </draw:rect>
          <draw:rect draw:style-name="gr8" draw:layer="layout" svg:width="1.333cm" svg:height="0.267cm" svg:x="6.067cm" svg:y="0.6cm">
            <text:p/>
          </draw:rect>
          <draw:rect draw:style-name="gr8" draw:layer="layout" svg:width="0.133cm" svg:height="0.267cm" svg:x="7.4cm" svg:y="0.6cm">
            <text:p/>
          </draw:rect>
          <draw:circle draw:style-name="gr5" draw:layer="layout" svg:width="0.035cm" svg:height="0.035cm" svg:x="6.009cm" svg:y="0.549cm">
            <text:p/>
          </draw:circle>
          <draw:circle draw:style-name="gr9" draw:layer="layout" svg:width="0.035cm" svg:height="0.035cm" svg:x="6.009cm" svg:y="0.883cm">
            <text:p/>
          </draw:circle>
          <draw:rect draw:style-name="gr7" draw:layer="layout" svg:width="1.6cm" svg:height="0.4cm" svg:x="6cm" svg:y="1cm">
            <text:p/>
          </draw:rect>
          <draw:rect draw:style-name="gr8" draw:layer="layout" svg:width="1.333cm" svg:height="0.267cm" svg:x="6.067cm" svg:y="1.067cm">
            <text:p/>
          </draw:rect>
          <draw:rect draw:style-name="gr8" draw:layer="layout" svg:width="0.133cm" svg:height="0.267cm" svg:x="7.4cm" svg:y="1.067cm">
            <text:p/>
          </draw:rect>
          <draw:circle draw:style-name="gr5" draw:layer="layout" svg:width="0.035cm" svg:height="0.035cm" svg:x="6.009cm" svg:y="1.009cm">
            <text:p/>
          </draw:circle>
          <draw:circle draw:style-name="gr9" draw:layer="layout" svg:width="0.035cm" svg:height="0.035cm" svg:x="6.009cm" svg:y="1.343cm">
            <text:p/>
          </draw:circle>
          <draw:line draw:style-name="gr10" draw:layer="layout" svg:x1="0.133cm" svg:y1="0cm" svg:x2="0.133cm" svg:y2="2cm">
            <text:p/>
          </draw:line>
          <draw:line draw:style-name="gr10" draw:layer="layout" svg:x1="7.867cm" svg:y1="0cm" svg:x2="7.867cm" svg:y2="2cm">
            <text:p/>
          </draw:line>
          <draw:rect draw:style-name="gr11" draw:layer="layout" svg:width="0.067cm" svg:height="0.533cm" svg:x="0.033cm" svg:y="1.267cm">
            <text:p/>
          </draw:rect>
          <draw:rect draw:style-name="gr11" draw:layer="layout" svg:width="0.067cm" svg:height="0.533cm" svg:x="7.9cm" svg:y="1.267cm">
            <text:p/>
          </draw:rect>
          <draw:circle draw:style-name="gr11" draw:layer="layout" svg:width="0.053cm" svg:height="0.053cm" svg:x="0.04cm" svg:y="0.307cm">
            <text:p/>
          </draw:circle>
          <draw:circle draw:style-name="gr11" draw:layer="layout" svg:width="0.053cm" svg:height="0.053cm" svg:x="0.04cm" svg:y="0.973cm">
            <text:p/>
          </draw:circle>
          <draw:circle draw:style-name="gr11" draw:layer="layout" svg:width="0.053cm" svg:height="0.053cm" svg:x="7.907cm" svg:y="0.307cm">
            <text:p/>
          </draw:circle>
          <draw:circle draw:style-name="gr11" draw:layer="layout" svg:width="0.053cm" svg:height="0.053cm" svg:x="7.907cm" svg:y="0.973cm">
            <text:p/>
          </draw:circle>
          <draw:line draw:style-name="gr10" draw:layer="layout" svg:x1="4cm" svg:y1="0.667cm" svg:x2="4cm" svg:y2="1.2cm">
            <text:p/>
          </draw:line>
          <draw:line draw:style-name="gr10" draw:layer="layout" svg:x1="4.267cm" svg:y1="0.667cm" svg:x2="4.267cm" svg:y2="1.2cm">
            <text:p/>
          </draw:line>
          <draw:line draw:style-name="gr10" draw:layer="layout" svg:x1="4.533cm" svg:y1="0.667cm" svg:x2="4.533cm" svg:y2="1.2cm">
            <text:p/>
          </draw:line>
          <draw:line draw:style-name="gr10" draw:layer="layout" svg:x1="4.8cm" svg:y1="0.667cm" svg:x2="4.8cm" svg:y2="1.2cm">
            <text:p/>
          </draw:line>
          <draw:line draw:style-name="gr10" draw:layer="layout" svg:x1="5.067cm" svg:y1="0.667cm" svg:x2="5.067cm" svg:y2="1.2cm">
            <text:p/>
          </draw:line>
          <draw:line draw:style-name="gr10" draw:layer="layout" svg:x1="5.333cm" svg:y1="0.667cm" svg:x2="5.333cm" svg:y2="1.2cm">
            <text:p/>
          </draw:line>
          <draw:line draw:style-name="gr10" draw:layer="layout" svg:x1="5.6cm" svg:y1="0.667cm" svg:x2="5.6cm" svg:y2="1.2cm">
            <text:p/>
          </draw:line>
          <draw:line draw:style-name="gr12" draw:layer="layout" svg:x1="0.4cm" svg:y1="0.667cm" svg:x2="3.467cm" svg:y2="0.667cm">
            <text:p/>
          </draw:line>
          <draw:line draw:style-name="gr12" draw:layer="layout" svg:x1="0.4cm" svg:y1="0.8cm" svg:x2="3.467cm" svg:y2="0.8cm">
            <text:p/>
          </draw:line>
          <draw:line draw:style-name="gr12" draw:layer="layout" svg:x1="0.4cm" svg:y1="0.933cm" svg:x2="3.467cm" svg:y2="0.933cm">
            <text:p/>
          </draw:line>
          <draw:line draw:style-name="gr12" draw:layer="layout" svg:x1="0.4cm" svg:y1="1.067cm" svg:x2="3.467cm" svg:y2="1.067cm">
            <text:p/>
          </draw:line>
          <draw:line draw:style-name="gr12" draw:layer="layout" svg:x1="0.4cm" svg:y1="1.2cm" svg:x2="3.467cm" svg:y2="1.2cm">
            <text:p/>
          </draw:line>
          <draw:line draw:style-name="gr12" draw:layer="layout" svg:x1="0.4cm" svg:y1="1.333cm" svg:x2="3.467cm" svg:y2="1.333cm">
            <text:p/>
          </draw:line>
          <draw:line draw:style-name="gr12" draw:layer="layout" svg:x1="0.4cm" svg:y1="1.467cm" svg:x2="3.467cm" svg:y2="1.467cm">
            <text:p/>
          </draw:line>
          <draw:line draw:style-name="gr12" draw:layer="layout" svg:x1="0.4cm" svg:y1="1.6cm" svg:x2="3.467cm" svg:y2="1.6cm">
            <text:p/>
          </draw:line>
          <draw:line draw:style-name="gr12" draw:layer="layout" svg:x1="0.4cm" svg:y1="1.733cm" svg:x2="3.467cm" svg:y2="1.733cm">
            <text:p/>
          </draw:line>
          <draw:line draw:style-name="gr12" draw:layer="layout" svg:x1="4cm" svg:y1="0.2cm" svg:x2="7.733cm" svg:y2="0.2cm">
            <text:p/>
          </draw:line>
          <draw:line draw:style-name="gr12" draw:layer="layout" svg:x1="4cm" svg:y1="0.333cm" svg:x2="7.733cm" svg:y2="0.333cm">
            <text:p/>
          </draw:line>
          <draw:line draw:style-name="gr12" draw:layer="layout" svg:x1="4cm" svg:y1="1.6cm" svg:x2="7.733cm" svg:y2="1.6cm">
            <text:p/>
          </draw:line>
          <draw:line draw:style-name="gr12" draw:layer="layout" svg:x1="4cm" svg:y1="1.733cm" svg:x2="7.733cm" svg:y2="1.7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3USlowDensity</dc:title>
    <meta:creation-date>2011-02-07T16:57:08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